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8d59"/>
    </style:style>
    <style:style style:name="T1" style:family="text">
      <style:text-properties officeooo:rsid="001d8d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eci est un document t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</meta:initial-creator>
    <meta:creation-date>2013-07-08T18:43:26</meta:creation-date>
    <dc:date>2013-07-08T18:43:55</dc:date>
    <dc:creator>François 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4.0.2.2$Linux_X86_64 LibreOffice_project/400m0$Build-2</meta:generator>
  </office:meta>
</office:document-meta>
</file>